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CHILA5" table:style-name="ta1">
        <table:shapes>
          <draw:frame draw:z-index="0" draw:style-name="gr1" draw:text-style-name="P1" svg:width="15.999cm" svg:height="8.999cm" svg:x="2.241cm" svg:y="0.1cm">
            <draw:object draw:notify-on-update-of-ranges="MOCHILA5.B1:MOCHILA5.B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1cm" svg:height="9.004cm" svg:x="15.663cm" svg:y="0.505cm">
            <draw:object draw:notify-on-update-of-ranges="MOCHILA5.C1:MOCHILA5.C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612" calcext:value-type="float">
            <text:p>12861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35" calcext:value-type="float">
            <text:p>2043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332" calcext:value-type="float">
            <text:p>4333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20" calcext:value-type="float">
            <text:p>2562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90" calcext:value-type="float">
            <text:p>1989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60" calcext:value-type="float">
            <text:p>946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93" calcext:value-type="float">
            <text:p>629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44" calcext:value-type="float">
            <text:p>734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0" calcext:value-type="float">
            <text:p>545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75" calcext:value-type="float">
            <text:p>417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42" calcext:value-type="float">
            <text:p>434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4" calcext:value-type="float">
            <text:p>246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04" calcext:value-type="float">
            <text:p>260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80" calcext:value-type="float">
            <text:p>118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0" calcext:value-type="float">
            <text:p>10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4" calcext:value-type="float">
            <text:p>87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2" calcext:value-type="float">
            <text:p>78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7" calcext:value-type="float">
            <text:p>89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2" calcext:value-type="float">
            <text:p>70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9" calcext:value-type="float">
            <text:p>55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9" calcext:value-type="float">
            <text:p>55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40:47.700365824</dc:date>
    <meta:editing-duration>PT1M33S</meta:editing-duration>
    <meta:editing-cycles>1</meta:editing-cycles>
    <meta:document-statistic meta:table-count="1" meta:cell-count="225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MOCHILA TESTE 5 - AVALIAÇÕES</text:p>
        </chart:title>
        <chart:plot-area chart:style-name="ch3" table:cell-range-address="MOCHILA5.B1:MOCHILA5.B75" svg:x="1.331cm" svg:y="1.275cm" svg:width="14.349cm" svg:height="6.564cm">
          <chart:coordinate-region svg:x="2.693cm" svg:y="1.474cm" svg:width="12.987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MOCHILA5.B1:MOCHILA5.B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612">
                <text:p>128612</text:p>
                <draw:g>
                  <svg:desc>MOCHILA5.B1:MOCHILA5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35">
                <text:p>20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332">
                <text:p>43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20">
                <text:p>256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90">
                <text:p>19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line" chart:style-name="ch1">
        <chart:title svg:x="4.832cm" svg:y="0.316cm" chart:style-name="ch2">
          <text:p>MOCHILA TESTE 5 - FITNESS</text:p>
        </chart:title>
        <chart:plot-area chart:style-name="ch3" table:cell-range-address="MOCHILA5.C1:MOCHILA5.C75" svg:x="1.331cm" svg:y="1.275cm" svg:width="14.371cm" svg:height="6.569cm">
          <chart:coordinate-region svg:x="2.138cm" svg:y="1.474cm" svg:width="13.564cm" svg:height="5.578cm"/>
          <chart:axis chart:dimension="x" chart:name="primary-x" chart:style-name="ch4">
            <chart:title svg:x="7.559cm" svg:y="8.024cm" chart:style-name="ch5">
              <text:p>GERAÇÕES</text:p>
            </chart:title>
          </chart:axis>
          <chart:axis chart:dimension="y" chart:name="primary-y" chart:style-name="ch4">
            <chart:title svg:x="0.451cm" svg:y="5.278cm" chart:style-name="ch6">
              <text:p>FITNESS</text:p>
            </chart:title>
            <chart:grid chart:style-name="ch7" chart:class="major"/>
          </chart:axis>
          <chart:series chart:style-name="ch8" chart:values-cell-range-address="MOCHILA5.C1:MOCHILA5.C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2">
                <text:p>372</text:p>
                <draw:g>
                  <svg:desc>MOCHILA5.C1:MOCHILA5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